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7.054cm"/>
    </style:style>
    <style:style style:name="co6" style:family="table-column">
      <style:table-column-properties fo:break-before="auto" style:column-width="23.671cm"/>
    </style:style>
    <style:style style:name="co7" style:family="table-column">
      <style:table-column-properties fo:break-before="auto" style:column-width="6.34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dc3e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a9d18e" fo:border="0.74pt solid #000000" style:rotation-align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3" style:family="table-cell" style:parent-style-name="Default">
      <style:table-cell-properties fo:background-color="#bfbfbf" fo:border="0.74pt solid #000000" style:rotation-align="none">
        <loext:background-complex-color loext:theme-type="light1" loext:color-type="theme">
          <loext:transformation loext:type="lummod" loext:value="7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a9d18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a9d18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ackground-color="#bfbfb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 table:style-name="ce1" office:value-type="string" calcext:value-type="string" table:number-columns-spanned="7" table:number-rows-spanned="1">
            <text:p>BOM First TestStation</text:p>
          </table:table-cell>
          <table:covered-table-cell table:number-columns-repeated="6" table:style-name="ce1"/>
        </table:table-row>
        <table:table-row table:style-name="ro1">
          <table:table-cell table:style-name="ce1" office:value-type="string" calcext:value-type="string" table:number-columns-spanned="7" table:number-rows-spanned="1">
            <text:p>110-1000-010</text:p>
          </table:table-cell>
          <table:covered-table-cell table:number-columns-repeated="6" table:style-name="ce1"/>
        </table:table-row>
        <table:table-row table:style-name="ro2">
          <table:table-cell table:style-name="ce2" table:number-columns-repeated="2"/>
          <table:table-cell table:style-name="ce11" table:number-columns-repeated="2"/>
          <table:table-cell table:style-name="ce2" table:number-columns-repeated="3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Ref</text:p>
          </table:table-cell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Component number</text:p>
          </table:table-cell>
          <table:table-cell table:style-name="ce3" office:value-type="string" calcext:value-type="string">
            <text:p>Component Link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nterconnectIO_Box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string" calcext:value-type="string">
            <text:p>500-1000-010</text:p>
          </table:table-cell>
          <table:table-cell table:style-name="ce15" office:value-type="string" calcext:value-type="string">
            <text:p><text:a xlink:href="https://github.com/FirstTestStation/InterconnectIO_Box" xlink:type="simple">https://github.com/FirstTestStation/InterconnectIO_Box</text:a></text:p>
          </table:table-cell>
          <table:table-cell table:style-name="ce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elftest_Box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string" calcext:value-type="string">
            <text:p>500-1000-010</text:p>
          </table:table-cell>
          <table:table-cell table:style-name="ce15" office:value-type="string" calcext:value-type="string">
            <text:p><text:a xlink:href="https://github.com/FirstTestStation/Selftest_Board" xlink:type="simple">https://github.com/FirstTestStation/Selftest_Board</text:a></text:p>
          </table:table-cell>
          <table:table-cell table:style-name="ce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MM Harnes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string" calcext:value-type="string">
            <text:p>TBD</text:p>
          </table:table-cell>
          <table:table-cell table:style-name="ce15" office:value-type="string" calcext:value-type="string">
            <text:p>Harness to connect on DMM</text:p>
          </table:table-cell>
          <table:table-cell table:style-name="ce10" office:value-type="string" calcext:value-type="string">
            <text:p><text:s/>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PWR Harness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TBD <text:s/></text:p>
          </table:table-cell>
          <table:table-cell table:style-name="ce15" office:value-type="string" calcext:value-type="string">
            <text:p>Harness to connect to power supply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18,P19,P21,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nc cable</text:p>
          </table:table-cell>
          <table:table-cell office:value-type="string" calcext:value-type="string">
            <text:p>BNC cable 50 ohm, 1 meter</text:p>
          </table:table-cell>
          <table:table-cell office:value-type="string" calcext:value-type="string">
            <text:p><text:a xlink:href="https://www.aliexpress.com/item/1005005417715961.html?spm=a2g0o.cart.0.0.6cff38dawVV3kD&amp;mp=1" xlink:type="simple">https://www.aliexpress.com/item/1005005417715961.html?spm=a2g0o.cart.0.0.6cff38dawVV3kD&amp;mp=1</text:a></text:p>
          </table:table-cell>
          <table:table-cell/>
        </table:table-row>
        <table:table-row table:style-name="ro2">
          <table:table-cell table:style-name="ce7"/>
          <table:table-cell/>
          <table:table-cell table:style-name="ce7"/>
          <table:table-cell table:number-columns-repeated="4"/>
        </table:table-row>
        <table:table-row table:style-name="ro2">
          <table:table-cell table:style-name="Default" table:number-columns-repeated="7"/>
        </table:table-row>
        <table:table-row table:style-name="ro4">
          <table:table-cell table:style-name="ce16" office:value-type="string" calcext:value-type="string" table:number-columns-spanned="7" table:number-rows-spanned="1">
            <text:p>MATING Connectors for reference (Optionnal)</text:p>
          </table:table-cell>
          <table:covered-table-cell table:number-columns-repeated="6" table:style-name="ce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ins 3.81mm</text:p>
          </table:table-cell>
          <table:table-cell office:value-type="string" calcext:value-type="string">
            <text:p>plug, 5PCS,4P,3.81mm</text:p>
          </table:table-cell>
          <table:table-cell office:value-type="string" calcext:value-type="string">
            <text:p><text:a xlink:href="https://www.aliexpress.com/item/32880910367.html?spm=a2g0o.order_list.order_list_main.97.176818025xbVoN" xlink:type="simple">https://www.aliexpress.com/item/32880910367.html?spm=a2g0o.order_list.order_list_main.97.176818025xbVoN</text:a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pins 3.81mm</text:p>
          </table:table-cell>
          <table:table-cell office:value-type="string" calcext:value-type="string">
            <text:p>plug, 5PCS,6P,3.81mm</text:p>
          </table:table-cell>
          <table:table-cell office:value-type="string" calcext:value-type="string">
            <text:p><text:a xlink:href="https://www.aliexpress.com/item/32880910367.html?spm=a2g0o.cart.0.0.255038daF8f4Ji&amp;mp=1" xlink:type="simple">https://www.aliexpress.com/item/32880910367.html?spm=a2g0o.cart.0.0.255038daF8f4Ji&amp;mp=1</text:a>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ins,5.08mm</text:p>
          </table:table-cell>
          <table:table-cell office:value-type="string" calcext:value-type="string">
            <text:p>Right angle, 5Pairs,4P</text:p>
          </table:table-cell>
          <table:table-cell office:value-type="string" calcext:value-type="string">
            <text:p><text:a xlink:href="https://www.aliexpress.com/item/1005001666625465.html?spm=a2g0o.cart.0.0.214838daHo7RzR&amp;mp=1" xlink:type="simple">https://www.aliexpress.com/item/1005001666625465.html?spm=a2g0o.cart.0.0.214838daHo7RzR&amp;mp=1</text:a>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5pins,2.54mm</text:p>
          </table:table-cell>
          <table:table-cell office:value-type="string" calcext:value-type="string">
            <text:p>2x5p 10Pin</text:p>
          </table:table-cell>
          <table:table-cell office:value-type="string" calcext:value-type="string">
            <text:p><text:a xlink:href="https://www.aliexpress.com/item/1005005367851508.html?spm=a2g0o.cart.0.0.2cf438dabYVYbN&amp;mp=1" xlink:type="simple">https://www.aliexpress.com/item/1005005367851508.html?spm=a2g0o.cart.0.0.2cf438dabYVYbN&amp;mp=1</text:a>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18,P19,P21,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nc cable</text:p>
          </table:table-cell>
          <table:table-cell office:value-type="string" calcext:value-type="string">
            <text:p>BNC cable 50 ohm, 1 meter</text:p>
          </table:table-cell>
          <table:table-cell office:value-type="string" calcext:value-type="string">
            <text:p><text:a xlink:href="https://www.aliexpress.com/item/1005005417715961.html?spm=a2g0o.cart.0.0.6cff38dawVV3kD&amp;mp=1" xlink:type="simple">https://www.aliexpress.com/item/1005005417715961.html?spm=a2g0o.cart.0.0.6cff38dawVV3kD&amp;mp=1</text:a>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cable</text:p>
          </table:table-cell>
          <table:table-cell office:value-type="string" calcext:value-type="string">
            <text:p>Type A to B Male</text:p>
          </table:table-cell>
          <table:table-cell office:value-type="string" calcext:value-type="string">
            <text:p><text:a xlink:href="https://www.aliexpress.com/item/1005005507244620.html?spm=a2g0o.cart.0.0.32d438datJcCc8&amp;mp=1" xlink:type="simple">https://www.aliexpress.com/item/1005005507244620.html?spm=a2g0o.cart.0.0.32d438datJcCc8&amp;mp=1</text:a>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 Cable</text:p>
          </table:table-cell>
          <table:table-cell office:value-type="string" calcext:value-type="string">
            <text:p>White Ethernet Cable/China/1m</text:p>
          </table:table-cell>
          <table:table-cell office:value-type="string" calcext:value-type="string">
            <text:p><text:a xlink:href="https://www.aliexpress.com/item/33026678139.html?spm=a2g0o.cart.0.0.415138daTYDIeB&amp;mp=1" xlink:type="simple">https://www.aliexpress.com/item/33026678139.html?spm=a2g0o.cart.0.0.415138daTYDIeB&amp;mp=1</text:a></text:p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1, P2, 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9001-12961C00A</text:p>
          </table:table-cell>
          <table:table-cell table:style-name="ce10" office:value-type="string" calcext:value-type="string">
            <text:p>396-STR-F</text:p>
          </table:table-cell>
          <table:table-cell table:style-name="ce15" office:value-type="string" calcext:value-type="string">
            <text:p><text:a xlink:href="https://www.aliexpress.com/item/32808173331.html?spm=a2g0o.order_detail.order_detail_item.3.8a9af19cRF49dn" xlink:type="simple">https://www.aliexpress.com/item/32808173331.html?spm=a2g0o.order_detail.order_detail_item.3.8a9af19cRF49dn</text:a>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3.18cm" fo:page-height="27.94cm" style:num-format="1" style:print-orientation="landscape" style:scale-to-pages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-00-00</text:date>, <text:time style:data-style-name="N2" text:time-value="19:36:49.1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20:13:07.694000000</meta:creation-date>
    <dc:date>2025-05-06T19:41:04.653000000</dc:date>
    <meta:editing-duration>P10DT23H52M5S</meta:editing-duration>
    <meta:editing-cycles>20</meta:editing-cycles>
    <meta:generator>LibreOffice/24.8.6.2$Windows_X86_64 LibreOffice_project/6d98ba145e9a8a39fc57bcc76981d1fb1316c60c</meta:generator>
    <meta:print-date>2025-01-08T11:19:23.841000000</meta:print-date>
    <meta:document-statistic meta:table-count="1" meta:cell-count="85" meta:object-count="0"/>
  </office:meta>
</office:document-meta>
</file>